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117" officeooo:paragraph-rsid="0004c117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fo:language="ru" fo:country="RU" officeooo:rsid="000a69c9" officeooo:paragraph-rsid="000a69c9"/>
    </style:style>
    <style:style style:name="P5" style:family="paragraph" style:parent-style-name="Text_20_body">
      <style:text-properties fo:language="ru" fo:country="RU" officeooo:rsid="000bea41" officeooo:paragraph-rsid="000bea41"/>
    </style:style>
    <style:style style:name="P6" style:family="paragraph" style:parent-style-name="Text_20_body">
      <style:text-properties fo:language="ru" fo:country="RU" officeooo:rsid="000ce7e8" officeooo:paragraph-rsid="000ce7e8"/>
    </style:style>
    <style:style style:name="P7" style:family="paragraph" style:parent-style-name="Text_20_body">
      <style:text-properties fo:language="ru" fo:country="RU" officeooo:rsid="000d8a5c" officeooo:paragraph-rsid="000d8a5c"/>
    </style:style>
    <style:style style:name="P8" style:family="paragraph" style:parent-style-name="Text_20_body">
      <style:text-properties fo:language="ru" fo:country="RU" officeooo:rsid="001183a8" officeooo:paragraph-rsid="001183a8"/>
    </style:style>
    <style:style style:name="P9" style:family="paragraph" style:parent-style-name="Text_20_body">
      <style:text-properties fo:language="ru" fo:country="RU" officeooo:rsid="00127e34" officeooo:paragraph-rsid="00127e34"/>
    </style:style>
    <style:style style:name="P10" style:family="paragraph" style:parent-style-name="Text_20_body">
      <style:text-properties fo:language="ru" fo:country="RU" officeooo:rsid="0013f319" officeooo:paragraph-rsid="0013f319"/>
    </style:style>
    <style:style style:name="P11" style:family="paragraph" style:parent-style-name="Text_20_body">
      <style:text-properties fo:language="ru" fo:country="RU" officeooo:rsid="001600af" officeooo:paragraph-rsid="001600af"/>
    </style:style>
    <style:style style:name="P12" style:family="paragraph" style:parent-style-name="Text_20_body">
      <style:text-properties fo:language="ru" fo:country="RU" officeooo:rsid="0017e4b9" officeooo:paragraph-rsid="0017e4b9"/>
    </style:style>
    <style:style style:name="P13" style:family="paragraph" style:parent-style-name="Text_20_body">
      <style:text-properties fo:language="ru" fo:country="RU" officeooo:rsid="00193588" officeooo:paragraph-rsid="00193588"/>
    </style:style>
    <style:style style:name="P14" style:family="paragraph" style:parent-style-name="Text_20_body">
      <style:text-properties fo:language="ru" fo:country="RU" officeooo:rsid="001b1db0" officeooo:paragraph-rsid="001b1db0"/>
    </style:style>
    <style:style style:name="P15" style:family="paragraph" style:parent-style-name="Text_20_body">
      <style:text-properties officeooo:paragraph-rsid="0013f319"/>
    </style:style>
    <style:style style:name="P16" style:family="paragraph" style:parent-style-name="Text_20_body">
      <style:text-properties officeooo:rsid="001b9db8" officeooo:paragraph-rsid="001b9db8"/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Heading_20_1" style:list-style-name="">
      <style:text-properties fo:language="ru" fo:country="RU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fo:language="ru" fo:country="RU"/>
    </style:style>
    <style:style style:name="P22" style:family="paragraph" style:parent-style-name="Heading_20_1">
      <style:paragraph-properties fo:break-before="page"/>
      <style:text-properties officeooo:rsid="001daca9" officeooo:paragraph-rsid="001daca9"/>
    </style:style>
    <style:style style:name="P23" style:family="paragraph" style:parent-style-name="Heading_20_2">
      <style:text-properties officeooo:paragraph-rsid="001b9db8"/>
    </style:style>
    <style:style style:name="P24" style:family="paragraph" style:parent-style-name="Heading_20_2">
      <style:text-properties fo:language="ru" fo:country="RU" officeooo:rsid="001b9db8" officeooo:paragraph-rsid="001b9db8"/>
    </style:style>
    <style:style style:name="P25" style:family="paragraph" style:parent-style-name="Heading_20_2">
      <style:text-properties fo:language="ru" fo:country="RU" officeooo:rsid="001daca9" officeooo:paragraph-rsid="001daca9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fo:language="ru" fo:country="RU" officeooo:rsid="001183a8" officeooo:paragraph-rsid="001183a8"/>
    </style:style>
    <style:style style:name="P28" style:family="paragraph" style:parent-style-name="Heading_20_3">
      <style:text-properties officeooo:paragraph-rsid="00127e34"/>
    </style:style>
    <style:style style:name="P29" style:family="paragraph" style:parent-style-name="Text_20_body" style:list-style-name="L1">
      <style:text-properties fo:language="ru" fo:country="RU" officeooo:rsid="000bea41" officeooo:paragraph-rsid="000bea41"/>
    </style:style>
    <style:style style:name="P30" style:family="paragraph" style:parent-style-name="Text_20_body" style:list-style-name="L1">
      <style:text-properties fo:language="ru" fo:country="RU" officeooo:rsid="000b9170" officeooo:paragraph-rsid="000b9170"/>
    </style:style>
    <style:style style:name="P31" style:family="paragraph" style:parent-style-name="Text_20_body">
      <style:text-properties fo:language="ru" fo:country="RU" officeooo:rsid="000d8a5c"/>
    </style:style>
    <style:style style:name="P32" style:family="paragraph" style:parent-style-name="Text_20_body" style:list-style-name="L2">
      <style:text-properties fo:language="ru" fo:country="RU" officeooo:rsid="001183a8" officeooo:paragraph-rsid="001183a8"/>
    </style:style>
    <style:style style:name="P33" style:family="paragraph" style:parent-style-name="Text_20_body" style:list-style-name="L2">
      <style:text-properties fo:language="ru" fo:country="RU" officeooo:rsid="00127e34" officeooo:paragraph-rsid="00127e34"/>
    </style:style>
    <style:style style:name="P34" style:family="paragraph" style:parent-style-name="Text_20_body" style:list-style-name="L8">
      <style:text-properties fo:language="ru" fo:country="RU" officeooo:rsid="001600af" officeooo:paragraph-rsid="001600af"/>
    </style:style>
    <style:style style:name="P35" style:family="paragraph" style:parent-style-name="Text_20_body" style:list-style-name="L9">
      <style:text-properties fo:language="ru" fo:country="RU" officeooo:rsid="001600af" officeooo:paragraph-rsid="001600af"/>
    </style:style>
    <style:style style:name="P36" style:family="paragraph" style:parent-style-name="Text_20_body" style:list-style-name="L9">
      <style:text-properties fo:language="ru" fo:country="RU" officeooo:rsid="0016d9f4" officeooo:paragraph-rsid="0016d9f4"/>
    </style:style>
    <style:style style:name="P37" style:family="paragraph" style:parent-style-name="Text_20_body" style:list-style-name="L9">
      <style:text-properties fo:language="ru" fo:country="RU" officeooo:rsid="0017e4b9" officeooo:paragraph-rsid="0017e4b9"/>
    </style:style>
    <style:style style:name="P38" style:family="paragraph" style:parent-style-name="Text_20_body" style:list-style-name="L10">
      <style:text-properties fo:language="ru" fo:country="RU" officeooo:rsid="00193588" officeooo:paragraph-rsid="00193588"/>
    </style:style>
    <style:style style:name="P39" style:family="paragraph" style:parent-style-name="Text_20_body" style:list-style-name="L11">
      <style:text-properties fo:language="ru" fo:country="RU" officeooo:rsid="00193588" officeooo:paragraph-rsid="00193588"/>
    </style:style>
    <style:style style:name="P40" style:family="paragraph" style:parent-style-name="Text_20_body" style:list-style-name="L11">
      <style:text-properties fo:language="ru" fo:country="RU" officeooo:rsid="0019aac5" officeooo:paragraph-rsid="0019aac5"/>
    </style:style>
    <style:style style:name="P41" style:family="paragraph" style:parent-style-name="Text_20_body">
      <style:text-properties fo:language="ru" fo:country="RU" officeooo:rsid="001b1db0" officeooo:paragraph-rsid="001b1db0"/>
    </style:style>
    <style:style style:name="P42" style:family="paragraph" style:parent-style-name="Text_20_body">
      <style:text-properties fo:language="ru" fo:country="RU" officeooo:rsid="001b9db8" officeooo:paragraph-rsid="001b9db8"/>
    </style:style>
    <style:style style:name="P43" style:family="paragraph" style:parent-style-name="Text_20_body">
      <style:text-properties fo:language="ru" fo:country="RU" officeooo:rsid="003512df" officeooo:paragraph-rsid="003512df"/>
    </style:style>
    <style:style style:name="P44" style:family="paragraph" style:parent-style-name="Text_20_body">
      <style:text-properties fo:language="ru" fo:country="RU" officeooo:rsid="00370e19" officeooo:paragraph-rsid="00370e19"/>
    </style:style>
    <style:style style:name="P45" style:family="paragraph" style:parent-style-name="Text_20_body" style:list-style-name="L1">
      <style:text-properties officeooo:rsid="000bea41" officeooo:paragraph-rsid="000bea41"/>
    </style:style>
    <style:style style:name="P46" style:family="paragraph" style:parent-style-name="Text_20_body" style:list-style-name="L2">
      <style:text-properties officeooo:paragraph-rsid="00127e34"/>
    </style:style>
    <style:style style:name="P47" style:family="paragraph" style:parent-style-name="Text_20_body" style:list-style-name="L3">
      <style:text-properties officeooo:paragraph-rsid="00127e34"/>
    </style:style>
    <style:style style:name="P48" style:family="paragraph" style:parent-style-name="Text_20_body" style:list-style-name="L4">
      <style:text-properties officeooo:paragraph-rsid="00127e34"/>
    </style:style>
    <style:style style:name="P49" style:family="paragraph" style:parent-style-name="Text_20_body" style:list-style-name="L5">
      <style:text-properties officeooo:paragraph-rsid="00127e34"/>
    </style:style>
    <style:style style:name="P50" style:family="paragraph" style:parent-style-name="Text_20_body" style:list-style-name="L6">
      <style:text-properties officeooo:paragraph-rsid="0013f319"/>
    </style:style>
    <style:style style:name="P51" style:family="paragraph" style:parent-style-name="Text_20_body" style:list-style-name="L7">
      <style:text-properties officeooo:paragraph-rsid="0013f319"/>
    </style:style>
    <style:style style:name="P52" style:family="paragraph" style:parent-style-name="Text_20_body" style:list-style-name="L8">
      <style:text-properties officeooo:paragraph-rsid="00157b69"/>
    </style:style>
    <style:style style:name="P53" style:family="paragraph" style:parent-style-name="Text_20_body" style:list-style-name="L8">
      <style:text-properties officeooo:paragraph-rsid="001600af"/>
    </style:style>
    <style:style style:name="P54" style:family="paragraph" style:parent-style-name="Text_20_body">
      <style:text-properties officeooo:paragraph-rsid="001daca9"/>
    </style:style>
    <style:style style:name="P55" style:family="paragraph" style:parent-style-name="Text_20_body">
      <style:text-properties fo:language="en" fo:country="US" officeooo:rsid="001600af" officeooo:paragraph-rsid="001600af"/>
    </style:style>
    <style:style style:name="P56" style:family="paragraph" style:parent-style-name="Text_20_body">
      <style:text-properties fo:language="en" fo:country="US" officeooo:rsid="001de60a" officeooo:paragraph-rsid="001de60a"/>
    </style:style>
    <style:style style:name="P57" style:family="paragraph" style:parent-style-name="Text_20_body">
      <style:text-properties fo:language="en" fo:country="US" officeooo:rsid="00373c21" officeooo:paragraph-rsid="00373c21"/>
    </style:style>
    <style:style style:name="P58" style:family="paragraph" style:parent-style-name="Text_20_body">
      <style:text-properties officeooo:rsid="0020bf2f" officeooo:paragraph-rsid="001daca9"/>
    </style:style>
    <style:style style:name="P59" style:family="paragraph" style:parent-style-name="Text_20_body">
      <style:text-properties officeooo:rsid="00231a19" officeooo:paragraph-rsid="00231a19"/>
    </style:style>
    <style:style style:name="P60" style:family="paragraph" style:parent-style-name="Text_20_body" style:list-style-name="L12">
      <style:text-properties officeooo:paragraph-rsid="0024d4ad"/>
    </style:style>
    <style:style style:name="P61" style:family="paragraph" style:parent-style-name="Text_20_body" style:list-style-name="L12">
      <style:text-properties officeooo:paragraph-rsid="0026aa5b"/>
    </style:style>
    <style:style style:name="P62" style:family="paragraph" style:parent-style-name="Text_20_body">
      <style:text-properties officeooo:paragraph-rsid="00263e69"/>
    </style:style>
    <style:style style:name="P63" style:family="paragraph" style:parent-style-name="Text_20_body" style:list-style-name="L12">
      <style:text-properties officeooo:rsid="0027e853" officeooo:paragraph-rsid="00306bf9"/>
    </style:style>
    <style:style style:name="P64" style:family="paragraph" style:parent-style-name="Text_20_body">
      <style:text-properties officeooo:rsid="0027e853" officeooo:paragraph-rsid="00306bf9"/>
    </style:style>
    <style:style style:name="P65" style:family="paragraph" style:parent-style-name="Text_20_body">
      <style:text-properties officeooo:paragraph-rsid="002a44a2"/>
    </style:style>
    <style:style style:name="P66" style:family="paragraph" style:parent-style-name="Text_20_body">
      <style:text-properties officeooo:paragraph-rsid="002c0bf9"/>
    </style:style>
    <style:style style:name="P67" style:family="paragraph" style:parent-style-name="Text_20_body">
      <style:text-properties officeooo:rsid="00306bf9" officeooo:paragraph-rsid="00306bf9"/>
    </style:style>
    <style:style style:name="P68" style:family="paragraph" style:parent-style-name="Text_20_body">
      <style:text-properties officeooo:rsid="0030f323" officeooo:paragraph-rsid="0030f323"/>
    </style:style>
    <style:style style:name="P69" style:family="paragraph" style:parent-style-name="Text_20_body">
      <style:text-properties officeooo:rsid="0034530d" officeooo:paragraph-rsid="0034530d"/>
    </style:style>
    <style:style style:name="T1" style:family="text">
      <style:text-properties officeooo:rsid="0004ccc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ccc3"/>
    </style:style>
    <style:style style:name="T4" style:family="text">
      <style:text-properties fo:language="en" fo:country="US" officeooo:rsid="00084f92" fo:background-color="#ffff00" loext:char-shading-value="0"/>
    </style:style>
    <style:style style:name="T5" style:family="text">
      <style:text-properties fo:language="en" fo:country="US" officeooo:rsid="0004ccc3" fo:background-color="#ffff00" loext:char-shading-value="0"/>
    </style:style>
    <style:style style:name="T6" style:family="text">
      <style:text-properties fo:language="en" fo:country="US" officeooo:rsid="001600af"/>
    </style:style>
    <style:style style:name="T7" style:family="text">
      <style:text-properties fo:language="en" fo:country="US" officeooo:rsid="0013f319"/>
    </style:style>
    <style:style style:name="T8" style:family="text">
      <style:text-properties fo:language="en" fo:country="US" officeooo:rsid="001c1e85"/>
    </style:style>
    <style:style style:name="T9" style:family="text">
      <style:text-properties fo:language="en" fo:country="US" officeooo:rsid="001de60a"/>
    </style:style>
    <style:style style:name="T10" style:family="text">
      <style:text-properties fo:language="en" fo:country="US" officeooo:rsid="00206ce1"/>
    </style:style>
    <style:style style:name="T11" style:family="text">
      <style:text-properties fo:language="en" fo:country="US" officeooo:rsid="00263e69"/>
    </style:style>
    <style:style style:name="T12" style:family="text">
      <style:text-properties fo:language="en" fo:country="US" officeooo:rsid="0026aa5b"/>
    </style:style>
    <style:style style:name="T13" style:family="text">
      <style:text-properties fo:language="en" fo:country="US" officeooo:rsid="002c0bf9"/>
    </style:style>
    <style:style style:name="T14" style:family="text">
      <style:text-properties officeooo:rsid="00084f92" fo:background-color="#ffff00" loext:char-shading-value="0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a69c9"/>
    </style:style>
    <style:style style:name="T17" style:family="text">
      <style:text-properties fo:language="ru" fo:country="RU" officeooo:rsid="000d8a5c"/>
    </style:style>
    <style:style style:name="T18" style:family="text">
      <style:text-properties fo:language="ru" fo:country="RU" officeooo:rsid="000f35d2"/>
    </style:style>
    <style:style style:name="T19" style:family="text">
      <style:text-properties fo:language="ru" fo:country="RU" officeooo:rsid="00127e34"/>
    </style:style>
    <style:style style:name="T20" style:family="text">
      <style:text-properties fo:language="ru" fo:country="RU" officeooo:rsid="0013f319"/>
    </style:style>
    <style:style style:name="T21" style:family="text">
      <style:text-properties fo:language="ru" fo:country="RU" officeooo:rsid="00157b69"/>
    </style:style>
    <style:style style:name="T22" style:family="text">
      <style:text-properties fo:language="ru" fo:country="RU" officeooo:rsid="0016d9f4"/>
    </style:style>
    <style:style style:name="T23" style:family="text">
      <style:text-properties fo:language="ru" fo:country="RU" officeooo:rsid="001600af"/>
    </style:style>
    <style:style style:name="T24" style:family="text">
      <style:text-properties fo:language="ru" fo:country="RU" officeooo:rsid="001b1db0"/>
    </style:style>
    <style:style style:name="T25" style:family="text">
      <style:text-properties fo:language="ru" fo:country="RU" officeooo:rsid="001b9db8"/>
    </style:style>
    <style:style style:name="T26" style:family="text">
      <style:text-properties fo:language="ru" fo:country="RU" officeooo:rsid="001c1e85"/>
    </style:style>
    <style:style style:name="T27" style:family="text">
      <style:text-properties fo:language="ru" fo:country="RU" officeooo:rsid="001daca9"/>
    </style:style>
    <style:style style:name="T28" style:family="text">
      <style:text-properties fo:language="ru" fo:country="RU" officeooo:rsid="001de60a"/>
    </style:style>
    <style:style style:name="T29" style:family="text">
      <style:text-properties fo:language="ru" fo:country="RU" officeooo:rsid="00229f19"/>
    </style:style>
    <style:style style:name="T30" style:family="text">
      <style:text-properties fo:language="ru" fo:country="RU" officeooo:rsid="0024d4ad"/>
    </style:style>
    <style:style style:name="T31" style:family="text">
      <style:text-properties fo:language="ru" fo:country="RU" officeooo:rsid="0026aa5b"/>
    </style:style>
    <style:style style:name="T32" style:family="text">
      <style:text-properties fo:language="ru" fo:country="RU" officeooo:rsid="002a44a2"/>
    </style:style>
    <style:style style:name="T33" style:family="text">
      <style:text-properties fo:language="ru" fo:country="RU" officeooo:rsid="002c0bf9"/>
    </style:style>
    <style:style style:name="T34" style:family="text">
      <style:text-properties fo:language="ru" fo:country="RU" officeooo:rsid="002e0216"/>
    </style:style>
    <style:style style:name="T35" style:family="text">
      <style:text-properties fo:language="ru" fo:country="RU" officeooo:rsid="002e2f2b"/>
    </style:style>
    <style:style style:name="T36" style:family="text">
      <style:text-properties officeooo:rsid="000ce7e8"/>
    </style:style>
    <style:style style:name="T37" style:family="text">
      <style:text-properties style:text-position="super 58%" fo:language="en" fo:country="US" officeooo:rsid="000ce7e8"/>
    </style:style>
    <style:style style:name="T38" style:family="text">
      <style:text-properties style:text-position="super 58%" fo:language="en" fo:country="US" officeooo:rsid="001de60a"/>
    </style:style>
    <style:style style:name="T39" style:family="text">
      <style:text-properties style:text-position="super 58%" fo:language="en" fo:country="US" officeooo:rsid="002c0bf9"/>
    </style:style>
    <style:style style:name="T40" style:family="text">
      <style:text-properties style:text-position="super 58%" style:font-name="Liberation Serif" fo:language="en" fo:country="US" officeooo:rsid="00263e69"/>
    </style:style>
    <style:style style:name="T41" style:family="text">
      <style:text-properties officeooo:rsid="000d8a5c"/>
    </style:style>
    <style:style style:name="T42" style:family="text">
      <style:text-properties style:text-position="0% 100%" officeooo:rsid="000d8a5c"/>
    </style:style>
    <style:style style:name="T43" style:family="text">
      <style:text-properties style:text-position="0% 100%" fo:language="en" fo:country="US" officeooo:rsid="001de60a"/>
    </style:style>
    <style:style style:name="T44" style:family="text">
      <style:text-properties style:text-position="0% 100%" fo:language="en" fo:country="US" officeooo:rsid="00206ce1"/>
    </style:style>
    <style:style style:name="T45" style:family="text">
      <style:text-properties style:text-position="0% 100%" fo:language="ru" fo:country="RU" officeooo:rsid="00206ce1"/>
    </style:style>
    <style:style style:name="T46" style:family="text">
      <style:text-properties style:text-position="0% 100%" style:font-name="Liberation Serif"/>
    </style:style>
    <style:style style:name="T47" style:family="text">
      <style:text-properties style:text-position="0% 100%" style:font-name="Liberation Serif" fo:language="en" fo:country="US" officeooo:rsid="00263e69"/>
    </style:style>
    <style:style style:name="T48" style:family="text">
      <style:text-properties style:text-position="0% 100%" style:font-name="Liberation Serif" fo:language="ru" fo:country="RU"/>
    </style:style>
    <style:style style:name="T49" style:family="text">
      <style:text-properties style:text-position="0% 100%" style:font-name="Liberation Serif" fo:language="ru" fo:country="RU" officeooo:rsid="00263e69"/>
    </style:style>
    <style:style style:name="T50" style:family="text">
      <style:text-properties style:text-position="0% 100%" style:font-name="Liberation Serif" fo:language="ru" fo:country="RU" officeooo:rsid="0026aa5b"/>
    </style:style>
    <style:style style:name="T51" style:family="text">
      <style:text-properties style:text-position="0% 100%" style:font-name="Liberation Serif" fo:language="ru" fo:country="RU" officeooo:rsid="002f0b3f"/>
    </style:style>
    <style:style style:name="T52" style:family="text">
      <style:text-properties officeooo:rsid="00127e34"/>
    </style:style>
    <style:style style:name="T53" style:family="text">
      <style:text-properties officeooo:rsid="0013f319"/>
    </style:style>
    <style:style style:name="T54" style:family="text">
      <style:text-properties officeooo:rsid="0016d9f4"/>
    </style:style>
    <style:style style:name="T55" style:family="text">
      <style:text-properties officeooo:rsid="0017e4b9"/>
    </style:style>
    <style:style style:name="T56" style:family="text">
      <style:text-properties officeooo:rsid="0019aac5"/>
    </style:style>
    <style:style style:name="T57" style:family="text">
      <style:text-properties style:font-name="Liberation Sans" fo:font-size="18.2000007629395pt" fo:language="ru" fo:country="RU" fo:font-weight="bold" officeooo:rsid="001b1db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8" style:family="text">
      <style:text-properties style:font-name="Liberation Sans" fo:font-size="16.1000003814697pt" fo:language="ru" fo:country="RU" fo:font-weight="bold" officeooo:rsid="001b9db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9" style:family="text">
      <style:text-properties style:font-name="Liberation Sans" fo:font-size="18.2000007629395pt" fo:language="ru" fo:country="RU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0" style:family="text">
      <style:text-properties style:font-name="Liberation Serif1" fo:language="en" fo:country="US" officeooo:rsid="0024d4ad"/>
    </style:style>
    <style:style style:name="T61" style:family="text">
      <style:text-properties style:font-name="Liberation Serif" fo:language="en" fo:country="US" officeooo:rsid="0024d4ad"/>
    </style:style>
    <style:style style:name="T62" style:family="text">
      <style:text-properties officeooo:rsid="002c0bf9"/>
    </style:style>
    <style:style style:name="T63" style:family="text">
      <style:text-properties style:font-name="sans-serif" fo:font-size="12pt"/>
    </style:style>
    <style:style style:name="T64" style:family="text">
      <style:text-properties style:font-name="serif" fo:font-size="11.3999996185303pt"/>
    </style:style>
    <style:style style:name="T65" style:family="text">
      <style:text-properties style:font-name="serif" fo:font-size="11.3999996185303pt" fo:language="ru" fo:country="RU"/>
    </style:style>
    <style:style style:name="T66" style:family="text">
      <style:text-properties style:font-name="serif" fo:font-size="11.3999996185303pt" fo:language="ru" fo:country="RU" officeooo:rsid="002e2f2b"/>
    </style:style>
    <style:style style:name="T67" style:family="text">
      <style:text-properties style:font-name="serif" fo:font-size="11.3999996185303pt" fo:language="en" fo:country="US" officeooo:rsid="002e2f2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2"><text:a xlink:type="simple" xlink:href="#__RefHeading___Toc126_4028548566" text:style-name="Index_20_Link" text:visited-style-name="Index_20_Link">Введение<text:tab/>3</text:a></text:p>
          <text:p text:style-name="P17"><text:a xlink:type="simple" xlink:href="#__RefHeading___Toc95_542576277" text:style-name="Index_20_Link" text:visited-style-name="Index_20_Link">Актуальность проблемы<text:tab/>4</text:a></text:p>
          <text:p text:style-name="P17"><text:a xlink:type="simple" xlink:href="#__RefHeading___Toc425_2611989276" text:style-name="Index_20_Link" text:visited-style-name="Index_20_Link">Причины и условия для создания микросетей<text:tab/>4</text:a></text:p>
          <text:p text:style-name="P17"><text:a xlink:type="simple" xlink:href="#__RefHeading___Toc427_2611989276" text:style-name="Index_20_Link" text:visited-style-name="Index_20_Link">Преимущества и недостатки развития цифровой системы для ее участников<text:tab/>5</text:a></text:p>
          <text:p text:style-name="P18"><text:a xlink:type="simple" xlink:href="#__RefHeading___Toc429_2611989276" text:style-name="Index_20_Link" text:visited-style-name="Index_20_Link">Последствия и риски для потребителей энергии<text:tab/>5</text:a></text:p>
          <text:p text:style-name="P18"><text:a xlink:type="simple" xlink:href="#__RefHeading___Toc431_2611989276" text:style-name="Index_20_Link" text:visited-style-name="Index_20_Link">Последствия для производителей энергии<text:tab/>5</text:a></text:p>
          <text:p text:style-name="P18"><text:a xlink:type="simple" xlink:href="#__RefHeading___Toc433_2611989276" text:style-name="Index_20_Link" text:visited-style-name="Index_20_Link">Последствия для электросетевых компаний<text:tab/>6</text:a></text:p>
          <text:p text:style-name="P18"><text:a xlink:type="simple" xlink:href="#__RefHeading___Toc435_2611989276" text:style-name="Index_20_Link" text:visited-style-name="Index_20_Link">Последствия для рынка электроэнергетики<text:tab/>6</text:a></text:p>
          <text:p text:style-name="P18"><text:a xlink:type="simple" xlink:href="#__RefHeading___Toc437_2611989276" text:style-name="Index_20_Link" text:visited-style-name="Index_20_Link">Последствия для российской экономики<text:tab/>7</text:a></text:p>
          <text:p text:style-name="P2"><text:a xlink:type="simple" xlink:href="#__RefHeading___Toc439_2611989276" text:style-name="Index_20_Link" text:visited-style-name="Index_20_Link">Компоненты микросети<text:tab/>9</text:a></text:p>
          <text:p text:style-name="P17"><text:a xlink:type="simple" xlink:href="#__RefHeading___Toc441_2611989276" text:style-name="Index_20_Link" text:visited-style-name="Index_20_Link">Генерация электроэнергии<text:tab/>9</text:a></text:p>
          <text:p text:style-name="P17"><text:a xlink:type="simple" xlink:href="#__RefHeading___Toc443_2611989276" text:style-name="Index_20_Link" text:visited-style-name="Index_20_Link">Приборы учета и сбора информации<text:tab/>9</text:a></text:p>
          <text:p text:style-name="P17"><text:a xlink:type="simple" xlink:href="#__RefHeading___Toc445_2611989276" text:style-name="Index_20_Link" text:visited-style-name="Index_20_Link">Методы управления энергосистемой<text:tab/>9</text:a></text:p>
          <text:p text:style-name="P17"><text:a xlink:type="simple" xlink:href="#__RefHeading___Toc447_2611989276" text:style-name="Index_20_Link" text:visited-style-name="Index_20_Link">Потребители<text:tab/>9</text:a></text:p>
          <text:p text:style-name="P2"><text:a xlink:type="simple" xlink:href="#__RefHeading___Toc97_542576277" text:style-name="Index_20_Link" text:visited-style-name="Index_20_Link">Библиографический список:<text:tab/>10</text:a></text:p>
        </text:index-body>
      </text:table-of-content>
      <text:h text:style-name="P19" text:outline-level="1"/>
      <text:h text:style-name="P21" text:outline-level="1"><text:bookmark-start text:name="__RefHeading___Toc126_4028548566"/>Введение<text:bookmark-end text:name="__RefHeading___Toc126_4028548566"/></text:h>
      <text:p text:style-name="P1"/>
      <text:p text:style-name="P1"><text:tab/>Энергетика — необходимая часть жизни человечества. Прогресс человечества за последний век произошел, благодаря бурному развитию энергосистем. На данный момент все страны мира пользуются преимуществами электричества. </text:p>
      <text:p text:style-name="P1"><text:tab/>Как и в других отраслях промышленности, современные инновации в энергетике далеко не сразу внедряются, а в некоторых случаях и вовсе остаются незамеченными. Одной из таких необходимых инноваций является продвинутое прогнозирование с использованием методов машинного обучения.</text:p>
      <text:p text:style-name="P1"><text:tab/>Прогнозирование с использованием машинного обучения позволит снизить издержки и оптимизировать работу всей энергосистемы. Благодаря развитию компьютерных технологий и резкому увеличению расчетных мощностей, а также современным методам сбора данных, мы можем использовать современные алгоритмы для построения сложных систем с участием производителей электроэнергии и потребителей.</text:p>
      <text:p text:style-name="P1"><text:tab/><text:span text:style-name="T1">С развитием текущих технологий, появилась возможность связать разрозненные системы потребителей и производителей энергии в целостную систему.</text:span><text:span text:style-name="T3"> </text:span><text:span text:style-name="T4">(</text:span><text:span text:style-name="T14">Разве уже не существует рынка сбыта электроэнергии? Это ведь уже система. Необходимо изучить и откорректировать.</text:span><text:span text:style-name="T4">)</text:span><text:span text:style-name="T5"> </text:span><text:span text:style-name="T1">Прогнозирую потребление электроэнергии, мы можем в нужной мере загружать производителей с минимальными издержками и потерями электроэнергии. Такой подход позволяет использовать все источники электроэнергии, а также пользоваться преимуществами аккумулирующих систем энергии. Кроме того, появится возможность полностью использовать ограниченные возможности возобновляемых источников энергии.</text:span></text:p>
      <text:p text:style-name="P1"/>
      <text:h text:style-name="P26" text:outline-level="2"><text:bookmark-start text:name="__RefHeading___Toc95_542576277"/>Актуальность проблемы<text:bookmark-end text:name="__RefHeading___Toc95_542576277"/></text:h>
      <text:p text:style-name="P4"><text:tab/>Традиционная структура электроэнергетических систем, заложенная еще в прошлом веке, уже исчерпывает свой потенциал в условиях новой экономики и прогрессивного развития информационных технологий. Централизованная архитектура построения энергосистем уже не может считаться самым эффективным и оптимальным вариантом устройства энергетики.<text:span text:style-name="T37">[1]</text:span></text:p>
      <text:p text:style-name="P4"><text:tab/>Одними из самых значимых вызовов развития электроэнергетики являются:</text:p>
      <text:list xml:id="list3654638782" text:style-name="L1">
        <text:list-item>
          <text:p text:style-name="P29">Ежегодный рост потребления электроэнергии;</text:p>
        </text:list-item>
        <text:list-item>
          <text:p text:style-name="P45"><text:span text:style-name="T16">Н</text:span><text:span text:style-name="T15">еобходимость ответа на качественно новые требования потребителей (доступность, мобильность, цифровое качество)</text:span></text:p>
        </text:list-item>
        <text:list-item>
          <text:p text:style-name="P30">Недостаточная эффективность существующих систем;</text:p>
        </text:list-item>
        <text:list-item>
          <text:p text:style-name="P29">Текущая и потенциальная экологическая обстановка;</text:p>
        </text:list-item>
        <text:list-item>
          <text:p text:style-name="P29">Необходимость электрификации отдаленных регионов.</text:p>
        </text:list-item>
      </text:list>
      <text:p text:style-name="P5"><text:tab/>Существование этих факторов и проблем напрямую влияет на текущие тренды в сфере энергетики. Одним из основных трендов является цифровизация энергоструктуры. <text:tab/>Цифровизация энергоструктуры — <text:span text:style-name="T36">разворачивание систем интеллектуального учета энергетических потоков, систем распределенной автоматизации, систем контроля оперативного состояния оборудования и качества энергоснабжения, а также формирование цифровых моделей для оптимального управления энергосистемой.</text:span><text:span text:style-name="T37">[2] </text:span><text:span text:style-name="T42">Благодаря цифровизации появится возможность для глубокой децентрализации энергосистемы. </text:span></text:p>
      <text:p text:style-name="Text_20_body"><text:tab/><text:span text:style-name="T17">Глубокая децентрализация производства энергии — это вовлечение в энергосистему распределенных энергетических ресурсов (в т.ч. ВИЭ), оптимальное сочетание большой и распределенной энергетики, использование возможностей систем хранения энергии и когенерационных установок. Для прогресса в данном направлении необходим переход к интеллектуальному управлению и инжинирингу.</text:span></text:p>
      <text:p text:style-name="Text_20_body"><text:span text:style-name="T17"><text:tab/>Интеллектуальное управление и инжиниринг — это внедрение интеллектуальных киберфизических устройств, использование методов и инструментов слабого (прикладного) </text:span><text:span text:style-name="T18">искусственного</text:span><text:span text:style-name="T17"> интеллекта для автоматического управления технологическими проце</text:span><text:span text:style-name="T18">с</text:span><text:span text:style-name="T17">сами и коммерческими отношениями.</text:span></text:p>
      <text:p text:style-name="P31"/>
      <text:h text:style-name="Heading_20_2" text:outline-level="2"><text:bookmark-start text:name="__RefHeading___Toc425_2611989276"/><text:span text:style-name="T17">П</text:span><text:span text:style-name="T25">ри</text:span><text:span text:style-name="T29">чины</text:span><text:span text:style-name="T25"> и условия для </text:span><text:span text:style-name="T29">использования</text:span><text:span text:style-name="T25"> микросетей</text:span><text:bookmark-end text:name="__RefHeading___Toc425_2611989276"/></text:h>
      <text:p text:style-name="Text_20_body"><text:span text:style-name="T29">Основным преимуществом микросетей является возможность их автономной работы. Это преимущество позволяет создавать микросети там, где центральное электро- или теплоснабжение недоступны.</text:span></text:p>
      <text:p text:style-name="Text_20_body"><text:span text:style-name="T29">Удаленные от крупных городов села, предприятия добывающей промышленности, военные базы и прочие объекты нуждаются в надежном и качественном энергоснабжении. </text:span></text:p>
      <text:p text:style-name="P59"><text:soft-page-break/><text:span text:style-name="T15">Основными источниками энергии для микроэнергосети, зачастую, являются возобновляемые источники энергии. Это накладывает ограничения на местность в которой может располагаться микроэнергосеть.</text:span></text:p>
      <text:p text:style-name="P59"><text:span text:style-name="T15">Каждый вид возобновляемого источника энергии имеет свои требования к окружающим условиям, основными являются:</text:span></text:p>
      <text:list xml:id="list2247997019" text:style-name="L12">
        <text:list-item>
          <text:p text:style-name="P60"><text:span text:style-name="T30">Для ВЭУ, основными ограничениями являются температура воздуха и скорость ветра. Минимальная температура</text:span><text:span text:style-name="T30"> </text:span><text:span text:style-name="T12">н</text:span><text:span text:style-name="T31">а </text:span><text:span text:style-name="T31">которой могут работать ВЭУ класса УХЛ</text:span><text:span text:style-name="T30"> -50 </text:span><text:span text:style-name="T60">°</text:span><text:span text:style-name="T61">C. </text:span><text:span text:style-name="T40">[6]</text:span><text:span text:style-name="T47"> </text:span><text:span text:style-name="T49">Минимальной скоростью ветра, для небольших ветроустановок является — 2м/с, чем мощнее установка, тем выше минимальная скорость ветра. Порывы скоростей больше 25 — 30 м/с могут привести к разрушению ветроустановки.</text:span></text:p>
        </text:list-item>
        <text:list-item>
          <text:p text:style-name="P61"><text:span text:style-name="T49">Д</text:span><text:span text:style-name="T50">ля фотоэлектрических преобразователей и солнечных коллекторов необходима солнечная радиация. Чем ближе к полюсам, там меньше энергии будут вырабатывать солнечные панели. Поэтому их использование в холодных регионах не целесообразно.</text:span></text:p>
        </text:list-item>
        <text:list-item>
          <text:p text:style-name="P63"><text:span text:style-name="T50">Д</text:span><text:span text:style-name="T48">ля биогазовых установок необходимо биологическое топливо. Биогазовые установки работают в тандеме с сельскохозяйственными предприятиями, где содержится крупный рогатый скот.</text:span></text:p>
        </text:list-item>
      </text:list>
      <text:p text:style-name="P64"><text:span text:style-name="T51">Помимо прочего, стоит упомянуть, что в процессе выработки энергии, солнечные или ветряные установки не выделяют углекислый газ или другие вредные, для окружающей среды, вещества. В связи с ужесточением природоохранных законов во многих развитых странах, использование микроэнергесетей с ВЭУ может стать возможностью уменьшить выбросы парниковых газов.</text:span></text:p>
      <text:p text:style-name="P67"><text:span text:style-name="T51">Т</text:span><text:span text:style-name="T48">акже, одной из причин для использования микроэнергосетей является высокая вероятность природных катастроф. В случаях ураганов, потопов или любых других природных катаклизмов, микроэнергосети могут переходить в изолированный режим, что позволит сохранить энергоснабжение в незатронутых катастрофой сетях. Кроме того, микроэнергосети могут смягчить последствия каскадных отключений, которые часто происходят в тааких ситуациях.</text:span></text:p>
      <text:p text:style-name="P44"><text:span text:style-name="T46">Политика и взаимоотношения различных стран, также вносят свою лепту в выбор микроэнергосетей. Микроэнергосети позволяют полностью раскрывать потенциал возобновляемых источников электроэнергии. Такое решение позволит уменьшить энергетическую зависимость от стран, которые экспортируют топливные ресурсы. </text:span></text:p>
      <text:h text:style-name="P27" text:outline-level="2"><text:bookmark-start text:name="__RefHeading___Toc427_2611989276"/>Преимущества и недостатки <text:span text:style-name="T52">развития</text:span> цифровой системы <text:span text:style-name="T52">для ее участников</text:span><text:bookmark-end text:name="__RefHeading___Toc427_2611989276"/></text:h>
      <text:p text:style-name="P8"><text:tab/>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. <text:span text:style-name="T6">[4]</text:span></text:p>
      <text:h text:style-name="P28" text:outline-level="3"><text:bookmark-start text:name="__RefHeading___Toc429_2611989276"/>П<text:span text:style-name="T19">оследствия</text:span> и риски для потребителей <text:span text:style-name="T19">энергии</text:span><text:bookmark-end text:name="__RefHeading___Toc429_2611989276"/></text:h>
      <text:p text:style-name="P8"><text:tab/>Типовые положительные эффекты для <text:span text:style-name="T52">активных и пассивных</text:span> потребителей энергии:</text:p>
      <text:list xml:id="list1434642057" text:style-name="L2">
        <text:list-item>
          <text:p text:style-name="P32"><text:span text:style-name="T54">у</text:span>меньшение неопределенностей производства энергии позволит улучшить качество энергии в долгосрочной перспективе;</text:p>
        </text:list-item>
        <text:list-item>
          <text:p text:style-name="P32"><text:span text:style-name="T54">с</text:span>нижение затрат на электроэнергии и мощность, по сравнению с покупкой из общей сети;</text:p>
        </text:list-item>
        <text:list-item>
          <text:p text:style-name="P33"><text:span text:style-name="T54">г</text:span>ибкость выбора, расширение возможностей для потребительского выбора;</text:p>
        </text:list-item>
        <text:list-item>
          <text:p text:style-name="P46"><text:span text:style-name="T22">в</text:span><text:span text:style-name="T19">ыход на рынок электрической и тепловой энергии в качестве независимого поставщика;</text:span></text:p>
        </text:list-item>
        <text:list-item>
          <text:p text:style-name="P46"><text:span text:style-name="T22">у</text:span><text:span text:style-name="T19">частие в агрегированных объединениях распределенных энергетических ресурсов (виртуальных электростанциях).</text:span></text:p>
        </text:list-item>
      </text:list>
      <text:p text:style-name="P9"><text:tab/>Риски и дополнительные затраты для активных и пассивных потребителей:</text:p>
      <text:list xml:id="list3973085257" text:style-name="L3">
        <text:list-item>
          <text:p text:style-name="P47"><text:span text:style-name="T22">н</text:span><text:span text:style-name="T19">еобходимость организационных изменений — развитие и поддержание соответствующих компетенций для нового вида деятельности;</text:span></text:p>
        </text:list-item>
        <text:list-item>
          <text:p text:style-name="P47"><text:span text:style-name="T22">в</text:span><text:span text:style-name="T19">ысокие инвестиционные риски проектов распределенной энергетики</text:span></text:p>
        </text:list-item>
        <text:list-item>
          <text:p text:style-name="P47"><text:span text:style-name="T22">д</text:span><text:span text:style-name="T19">ополнительные затраты по резервированию — в случае, когда резервирование от централизованной энергетики не осуществляется.</text:span></text:p>
        </text:list-item>
        <text:list-item>
          <text:p text:style-name="P47"><text:span text:style-name="T22">р</text:span><text:span text:style-name="T19">ост сетевой составляющей стоимости электроэнергии - в случае сохранения существующей практики «ухода» потребителей на собственную генерацию с перекладыванием части затрат на содержание электрических сетей на оставшихся потребителей;</text:span></text:p>
        </text:list-item>
        <text:list-item>
          <text:p text:style-name="P47"><text:span text:style-name="T22">с</text:span><text:span text:style-name="T19">нижение надежности энергоснабжения — в случае ошибок в технической интеграции распределенных источников в централизованную энергосистему.</text:span></text:p>
        </text:list-item>
      </text:list>
      <text:h text:style-name="Heading_20_3" text:outline-level="3"><text:bookmark-start text:name="__RefHeading___Toc431_2611989276"/><text:span text:style-name="T19">Последствия</text:span> для производителей энергии<text:bookmark-end text:name="__RefHeading___Toc431_2611989276"/></text:h>
      <text:p text:style-name="P9"><text:tab/>Децентрализация энергетики может дать производителям энергии (при условии их вовлечения в процесс) следующие преимущества:</text:p>
      <text:list xml:id="list1262919600" text:style-name="L4">
        <text:list-item>
          <text:p text:style-name="P48"><text:span text:style-name="T22">о</text:span><text:span text:style-name="T19">птимизация капиталовложений и инвестиционных ресурсов, диверсификация деятельности на разных рынках в разных режимах ценообразования;</text:span></text:p>
        </text:list-item>
        <text:list-item>
          <text:p text:style-name="P48"><text:span text:style-name="T22">р</text:span><text:span text:style-name="T19">ост рентабельности за счет проектов в распределенной генерации, в особенности когенерации с гарантированным рынком сбыта;</text:span></text:p>
        </text:list-item>
        <text:list-item>
          <text:p text:style-name="P48"><text:soft-page-break/><text:span text:style-name="T22">с</text:span><text:span text:style-name="T19">ильная конкурентная позиция по сравнению с новыми инвесторами — максимальный отраслевой опыт по сравнению с другими игроками;</text:span></text:p>
        </text:list-item>
        <text:list-item>
          <text:p text:style-name="P48"><text:span text:style-name="T22">о</text:span><text:span text:style-name="T19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9"><text:tab/>Недостатки и риски для производителей энергии:</text:p>
      <text:list xml:id="list2683556954" text:style-name="L5">
        <text:list-item>
          <text:p text:style-name="P49"><text:span text:style-name="T22">р</text:span><text:span text:style-name="T19">иски для основного бизнеса — сокращение объемов потвого рынка, снижение востребованности мощностей крупных станций, снижение КИУМ, сокращение количества перспективных крупных инвестиционных проектов, объемов инвестиционных программ, снижение выручки на оптовом рынке;</text:span></text:p>
        </text:list-item>
        <text:list-item>
          <text:p text:style-name="P49"><text:span text:style-name="T22">у</text:span><text:span text:style-name="T19">силение конкуренции с другими производителями (включая новых игроков)</text:span></text:p>
        </text:list-item>
        <text:list-item>
          <text:p text:style-name="P49"><text:span text:style-name="T22">н</text:span><text:span text:style-name="T19">еобходимость корректировки бизнес-моделей, проведения организационных изменений.</text:span></text:p>
        </text:list-item>
      </text:list>
      <text:h text:style-name="Heading_20_3" text:outline-level="3"><text:bookmark-start text:name="__RefHeading___Toc433_2611989276"/>Последствия для электросетевых компаний<text:bookmark-end text:name="__RefHeading___Toc433_2611989276"/></text:h>
      <text:p text:style-name="Text_20_body"><text:tab/><text:span text:style-name="T19">Преимущества и положительные эффекты:</text:span></text:p>
      <text:list xml:id="list2578750222" text:style-name="L6">
        <text:list-item>
          <text:p text:style-name="P50"><text:span text:style-name="T22">у</text:span><text:span text:style-name="T20">величение активности в распределительных сетях, рост количества подключений (особенно в случаях, когда объекты распределенной энергетики работают не в «острове») - рост числа платежей за присоединение, платы за резервирование;</text:span></text:p>
        </text:list-item>
        <text:list-item>
          <text:p text:style-name="P50"><text:span text:style-name="T22">в</text:span><text:span text:style-name="T20">озможности развивать новые виды бизнеса с использованием своих активов (например, услуги по управлению распределенными источниками энергии), качественного их улучшения в направлении </text:span><text:span text:style-name="T7">Smart Grid, </text:span><text:span text:style-name="T20">развития функций, свойственных </text:span><text:span text:style-name="T7">Distribution System Operators (DSO).</text:span></text:p>
        </text:list-item>
        <text:list-item>
          <text:p text:style-name="P50"><text:span text:style-name="T22">о</text:span><text:span text:style-name="T20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10"><text:tab/>Недостатки и риски:</text:p>
      <text:list xml:id="list1161870330" text:style-name="L7">
        <text:list-item>
          <text:p text:style-name="P51"><text:span text:style-name="T22">с</text:span><text:span text:style-name="T20">нижение полезного отпуска и объемов передачи электроэнергии по существующим сетям, особенно магистральным, уменьшение выручки, сокращение инвестиционных программ в традиционных направлениях;</text:span></text:p>
        </text:list-item>
        <text:list-item>
          <text:p text:style-name="P51"><text:span text:style-name="T22">т</text:span><text:span text:style-name="T20">ехнологические трудности интеграции малых генераторов в систему (включая их влияние на надежность), необходимость капитальных затрат на модернизацию распределительных сетей, защит, автоматики и т.д.</text:span></text:p>
        </text:list-item>
        <text:list-item>
          <text:p text:style-name="P51"><text:span text:style-name="T22">н</text:span><text:span text:style-name="T20">еобходимость приобретения и развития новых компетенций.</text:span></text:p>
        </text:list-item>
      </text:list>
      <text:h text:style-name="Heading_20_3" text:outline-level="3"><text:bookmark-start text:name="__RefHeading___Toc435_2611989276"/>Последствия для рынка электроэнергетики<text:bookmark-end text:name="__RefHeading___Toc435_2611989276"/></text:h>
      <text:p text:style-name="P15"><text:span text:style-name="T20"><text:tab/>Преимущества и п</text:span><text:span text:style-name="T21">оложительные эффекты </text:span><text:span text:style-name="T20">для рынка в целом:</text:span></text:p>
      <text:list xml:id="list2577064156" text:style-name="L8">
        <text:list-item>
          <text:p text:style-name="P52"><text:span text:style-name="T22">с</text:span><text:span text:style-name="T21">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</text:span></text:p>
        </text:list-item>
        <text:list-item>
          <text:p text:style-name="P52"><text:soft-page-break/><text:span text:style-name="T22">п</text:span><text:span text:style-name="T21">овышение эффективности загрузки генерирующих мощностей за счет их непосредственной связи с конечными потребителями ;</text:span></text:p>
        </text:list-item>
        <text:list-item>
          <text:p text:style-name="P53"><text:span text:style-name="T22">в</text:span><text:span text:style-name="T23">ыравнивание графиков нагрузки с помощью технологий управления спросом, облегчение управления режимами энергосистемы и оборудования;</text:span></text:p>
        </text:list-item>
        <text:list-item>
          <text:p text:style-name="P53"><text:span text:style-name="T22">с</text:span><text:span text:style-name="T23">окращение потерь при передаче энергии (особенно в магистральных сетях);</text:span></text:p>
        </text:list-item>
        <text:list-item>
          <text:p text:style-name="P34"><text:span text:style-name="T54">у</text:span>величение надежности — более быстрое восстановление электроснабжения после природных катаклизмов или кибератак. Общее снижение нагрузок в энергосистеме;</text:p>
        </text:list-item>
        <text:list-item>
          <text:p text:style-name="P53"><text:span text:style-name="T22">с</text:span><text:span text:style-name="T23">нижение общесистемных затрат за счет локальной ценности распределенных энергоресурсов и снижение объемов генерирующих и сетевых резервов, роста конкуренции в и</text:span><text:span text:style-name="T22">с</text:span><text:span text:style-name="T23">точниках </text:span><text:span text:style-name="T22">электроэнергии</text:span><text:span text:style-name="T23">, расширения возможностей для потребительского вы</text:span><text:span text:style-name="T22">б</text:span><text:span text:style-name="T23">ора и соответствующего снижения за счет этого;</text:span></text:p>
        </text:list-item>
        <text:list-item>
          <text:p text:style-name="P53"><text:span text:style-name="T22">у</text:span><text:span text:style-name="T23">странение диспропорций и искаженных экономических сигналов для участников рынка — в случае корректировки сложившейся модели рынка.</text:span></text:p>
        </text:list-item>
      </text:list>
      <text:p text:style-name="P11"><text:tab/>Недостатки и риски для рынка электроэнергетики:</text:p>
      <text:list xml:id="list1575328752" text:style-name="L9">
        <text:list-item>
          <text:p text:style-name="P35">Усложнение эн<text:span text:style-name="T54">ергосистемы и рыночного пространства с точки зрения диспетчеризации, управления, регулирования и контроля из-за появления тысяч малых генераторов накопителей, новых сервисов и контрагентов;</text:span></text:p>
        </text:list-item>
        <text:list-item>
          <text:p text:style-name="P36">изменения традиционного принципа централизованного планирования и перспективного развития в электроэнергетике;</text:p>
        </text:list-item>
        <text:list-item>
          <text:p text:style-name="P36">распределенность ответственности за надежность электроснабжения потребителей в случае отказов в распределительных сетях;</text:p>
        </text:list-item>
        <text:list-item>
          <text:p text:style-name="P36">ускорение ухода потребителей на собственную генерацию с перекладыванием их доли затрат на оставшихся потребителей (в случае отсутствия комплексного подхода и разбалансировки интересов <text:span text:style-name="T55">в сторону сохранения/усиления соответствующих стимулов для потребителя);</text:span></text:p>
        </text:list-item>
        <text:list-item>
          <text:p text:style-name="P37">необходимость серьезной корректировки устоявшейся модели рынка с внесением изменений в нормативно-правовую базу.</text:p>
        </text:list-item>
      </text:list>
      <text:h text:style-name="Heading_20_3" text:outline-level="3"><text:bookmark-start text:name="__RefHeading___Toc437_2611989276"/>Последствия для российской экономики<text:bookmark-end text:name="__RefHeading___Toc437_2611989276"/></text:h>
      <text:p text:style-name="P12"><text:tab/>Преимущества и польза для экономики:</text:p>
      <text:list xml:id="list2398227370" text:style-name="L10">
        <text:list-item>
          <text:p text:style-name="P38">рост конкурентоспособности промышленных, коммерческих потребителей и снижение финансовой нагрузки на бытовых потребителей при изменении условий энергоснабжения по цене, надежности и качеству поставляемой электроэнергии — и, как следствие, поддержка экономического роста;</text:p>
        </text:list-item>
        <text:list-item>
          <text:p text:style-name="P38">сдерживание роста тарифов и цен, на электроэнергию и мощность, оптимизация стоимости;</text:p>
        </text:list-item>
        <text:list-item>
          <text:p text:style-name="P38"><text:soft-page-break/>снижение энергоемкости ВВП, уменьшение выбросов — в случае замещения традиционных технологий генерации, развития когенерации, повышения эффективности работы сетей;</text:p>
        </text:list-item>
        <text:list-item>
          <text:p text:style-name="P38">создание центров спроса на инновации, рост инвестиций в новый технологический сектор электроэнергетики, включая импульс для инновационной активности в отраслях обрабатывающей промышленности, связи и коммуникаций, информационной индустрии;</text:p>
        </text:list-item>
        <text:list-item>
          <text:p text:style-name="P38">повышение привлекательности российского сектора электроэнергетики для инвесторов;</text:p>
        </text:list-item>
        <text:list-item>
          <text:p text:style-name="P38">появление российских компаний, способных развить новые компетенции и выйти на масштабный глобальный рынок оборудования и технологий.</text:p>
        </text:list-item>
      </text:list>
      <text:p text:style-name="P13"><text:tab/>Недостатки и риски для экономики:</text:p>
      <text:list xml:id="list995419867" text:style-name="L11">
        <text:list-item>
          <text:p text:style-name="P39">усложнение <text:span text:style-name="T56">энергетической отрасли как объекта государственного регулирования — кратное увеличение количества субъектов, отсутствие «единого центра ответственности»;</text:span></text:p>
        </text:list-item>
        <text:list-item>
          <text:p text:style-name="P40">социальная напряженность в случае роста цен на электроэнергию, увеличение числа отключений и аварий;</text:p>
        </text:list-item>
        <text:list-item>
          <text:p text:style-name="P40">проблема экономики моногородов при крупных тепловых электростанциях, которые могут выводиться из эксплуатации, а также при угольных предприятиях, технологически «завязанных» на конкретные электростанции.</text:p>
        </text:list-item>
      </text:list>
      <text:p text:style-name="P14"/>
      <text:h text:style-name="P22" text:outline-level="1"><text:span text:style-name="T59">Микроэнергосистемы</text:span></text:h>
      <text:h text:style-name="P25" text:outline-level="2">Определение микроэнергосистем</text:h>
      <text:p text:style-name="P54"><text:span text:style-name="T27"><text:tab/></text:span><text:span text:style-name="T28">Одним из определений микроэнергосистем</text:span><text:span text:style-name="T9"> </text:span><text:span text:style-name="T10">(Microgrid)</text:span><text:span text:style-name="T9"> </text:span><text:span text:style-name="T28">является — «Группа взаимосвязанных нагрузок и распределенных энергоресурсов, в четко определенных границах энергосистемы, которая ведет себя как управляемое звено в центральной энергосистеме. Микроэнергосистема имеет возможность работать как часть центральной энергосистемы, так и независимо в «островном» режиме.» </text:span><text:span text:style-name="T38">[5] </text:span></text:p>
      <text:p text:style-name="P54"><text:span text:style-name="T43"><text:tab/></text:span><text:span text:style-name="T45">Микроэнергосистемы являются ключевой частью </text:span><text:span text:style-name="T44">Smart Grid, </text:span><text:span text:style-name="T45">они необходимы для улучшения энергоэффективности и надежности, а также для создания возможности работы без подключения к центральной энергосистеме.</text:span></text:p>
      <text:p text:style-name="P58"><text:span text:style-name="T45"/></text:p>
      <text:h text:style-name="P20" text:outline-level="1"><text:bookmark-start text:name="__RefHeading___Toc439_2611989276"/><text:span text:style-name="T57">Компоненты микро</text:span>сети<text:bookmark-end text:name="__RefHeading___Toc439_2611989276"/></text:h>
      <text:p text:style-name="P14"><text:tab/>Современные электроэнергетические системы включают в себя не только различные источники электроэнергии и присоединенных к ним потребителям, но и системы управления. В настоящее время информационные технологии позволяют собирать огромное количество данных для оптимизации работы энергосистемы. Собранная информация, сама по себе не несет какой-либо значительной пользы. Для извлечения пользы из собранной информации используются аналитические методы, позволяющие улучшить работу энергосистемы. </text:p>
      <text:h text:style-name="Heading_20_2" text:outline-level="2"><text:bookmark-start text:name="__RefHeading___Toc441_2611989276"/><text:span text:style-name="T24">Г</text:span><text:span text:style-name="T15">енерация электроэнергии</text:span><text:bookmark-end text:name="__RefHeading___Toc441_2611989276"/></text:h>
      <text:p text:style-name="P69"><text:span text:style-name="T25">Ц</text:span><text:span text:style-name="T15">ентральное энергоснабжение</text:span></text:p>
      <text:p text:style-name="P69"><text:span text:style-name="T15">Соседние Микроэнергосети </text:span><text:span text:style-name="T2">(VPP)</text:span></text:p>
      <text:p text:style-name="P42">Традиционные — Топливные генераторы, Когенерационные установки.</text:p>
      <text:p text:style-name="P42">Альтернативные — Солнечные панели, ветряки, биогаз и прочие источники</text:p>
      <text:p text:style-name="P42">Аккумулирование энергии?</text:p>
      <text:h text:style-name="P23" text:outline-level="2"><text:bookmark-start text:name="__RefHeading___Toc443_2611989276"/><text:span text:style-name="T15">Приборы </text:span><text:span text:style-name="T58">учета и сбора информации</text:span><text:bookmark-end text:name="__RefHeading___Toc443_2611989276"/></text:h>
      <text:p text:style-name="P65"><text:span text:style-name="T32">Умные приборы учета и сбора информации (счетчики) являются одной из основных опор для микроэнергосистем. Такие приборы собирают подробную информацию о потреблении электроэнергии и позволяют удаленно собирать данные для выставления счетов. Кроме того, информация приходящая из таких счетчиков играет важную роль в системе управления микроэнергосети. </text:span><text:span text:style-name="T39">[7]</text:span></text:p>
      <text:p text:style-name="P66"><text:span text:style-name="T33">Такой подход к сбору информации требует внедрения новых протоколов обмена информацией и новых инфраструктур сбора данных. </text:span><text:span text:style-name="T34">На заре развития, такие протоколы обмена данными были, в основном, закрытыми, поэтому разработка продвинутых систем сбора данных должны была решить широкий спектр проблем. </text:span><text:span text:style-name="T35">Тем не менее, процесс стандартизации решил проблемы с взаимосвязью между различным оборудованием и системами сбора. На данный момент, такие протоколы как </text:span><text:span text:style-name="T64">DLMS/COSEM</text:span><text:span text:style-name="T66">, </text:span><text:span text:style-name="T67">SML, M-Bus </text:span><text:span text:style-name="T66">находят широкое применение в микроэнергосетях.</text:span></text:p>
      <text:p text:style-name="P68"><text:span text:style-name="T66">Т</text:span><text:span text:style-name="T65">ехнологии сбора информации вместе с аналитическими системами, помогут лучше понять профиль использования электричества у каждого потребителя. Это позволит уменьшить стоимость электроэнергии и улучшить общее качество электроснабжения.</text:span></text:p>
      <text:h text:style-name="P24" text:outline-level="2"><text:bookmark-start text:name="__RefHeading___Toc445_2611989276"/>Методы управления энергосистемой<text:bookmark-end text:name="__RefHeading___Toc445_2611989276"/></text:h>
      <text:p text:style-name="P57">DER-CAM</text:p>
      <text:h text:style-name="P24" text:outline-level="2"><text:bookmark-start text:name="__RefHeading___Toc447_2611989276"/>Потребители<text:bookmark-end text:name="__RefHeading___Toc447_2611989276"/></text:h>
      <text:p text:style-name="P16"><text:span text:style-name="T25">Х</text:span><text:span text:style-name="T15">арактер потребления. Тупо селюки или производство </text:span><text:span text:style-name="T8">+ </text:span><text:span text:style-name="T26">работяги</text:span><text:span text:style-name="T15">.</text:span></text:p>
      <text:p text:style-name="P43"><text:soft-page-break/>В случае, если потребители — это жилые дома, то существует возможность использования технологии умных домов в качестве инструмента для оптимизации потребления электроэнергии. Система управления микроэнергосетью также может включать в себя, систему управления умными домами. Это позволит управлять нагрузкой дома, оптимзирую нагрузку на микроэнергосистему, одновременно поддерживая комфортный уровень проживания. Конечно, такой подход требует дополнительных исследовательских и капитальных затрат.</text:p>
      <text:h text:style-name="P20" text:outline-level="1"><text:bookmark-start text:name="__RefHeading___Toc97_542576277"/>Библиографический список:<text:bookmark-end text:name="__RefHeading___Toc97_542576277"/></text:h>
      <text:p text:style-name="P6">1)Архитектура Интернета энергии, Центр Развития Цифровой Энергетики, 47 с., 2018</text:p>
      <text:p text:style-name="P7">2) План мероприятий («дорожная карта») «Энерджинет», На<text:span text:style-name="T53">ц</text:span>иональная технологическая инициатива, 2019</text:p>
      <text:p text:style-name="P6"><text:span text:style-name="T41">3</text:span>) Доклад о ре<text:span text:style-name="T53">а</text:span>лизации Энергетической стратегии России за период до 2030 года по итогам 2018 года, <text:span text:style-name="T41">64 с., 2018</text:span></text:p>
      <text:p text:style-name="P55">4) <text:span text:style-name="T15">Распределенная энергетика в России: потенциал развития</text:span></text:p>
      <text:p text:style-name="P56">5) DOE Microgrid Workshop Report, Office of Electricty Delivery and Energy Reliability Smart Grid R&amp;D Program, 32 <text:span text:style-name="T15">с., </text:span>2011</text:p>
      <text:p text:style-name="P62"><text:span text:style-name="T11">6) </text:span>ГОСТ Р 54418.1-2012</text:p>
      <text:p text:style-name="P66"><text:span text:style-name="T13">7) Smart Metering System for Microgrids, Palacios-Garcia, Emilio José; Guan, </text:span><text:span text:style-name="T63">IECON 2015</text:span> , <text:span text:style-name="T62">7 </text:span><text:span text:style-name="T33">с., </text:span><text:span text:style-name="T13">201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7:17:14.842000000</meta:creation-date>
    <dc:date>2020-04-23T22:19:20.766000000</dc:date>
    <meta:editing-duration>P1DT9H42M48S</meta:editing-duration>
    <meta:editing-cycles>24</meta:editing-cycles>
    <meta:generator>LibreOffice/6.4.2.2$Windows_x86 LibreOffice_project/4e471d8c02c9c90f512f7f9ead8875b57fcb1ec3</meta:generator>
    <meta:document-statistic meta:table-count="0" meta:image-count="0" meta:object-count="0" meta:page-count="13" meta:paragraph-count="135" meta:word-count="2074" meta:character-count="17677" meta:non-whitespace-character-count="15740"/>
  </office:meta>
</office:document-meta>
</file>